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paragraph-rsid="001371d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41ba" officeooo:paragraph-rsid="001341b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officeooo:rsid="001371dc" officeooo:paragraph-rsid="001371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officeooo:rsid="001341ba" officeooo:paragraph-rsid="001341ba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371dc" style:font-weight-asian="bold" style:font-weight-complex="bold"/>
    </style:style>
    <style:style style:name="T5" style:family="text">
      <style:text-properties fo:language="en" fo:country="US" officeooo:rsid="001371dc"/>
    </style:style>
    <style:style style:name="T6" style:family="text">
      <style:text-properties fo:language="en" fo:country="US" officeooo:rsid="0013d86c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normal" officeooo:rsid="001341ba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71dc" style:font-weight-asian="bold" style:font-weight-complex="bold"/>
    </style:style>
    <style:style style:name="T13" style:family="text">
      <style:text-properties officeooo:rsid="001371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<text:span text:style-name="T1">3</text:span><text:span text:style-name="T6">3</text:span></text:p>
      <text:p text:style-name="P2"/>
      <text:p text:style-name="P6">В связи с тем что основой <text:span text:style-name="T1">EVO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p text:style-name="P6"/>
      <text:p text:style-name="P3">1. Удаленные возможности.</text:p>
      <text:p text:style-name="P5"/>
      <text:p text:style-name="P6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6">Удалена поддержка односторонних дисководов, удалены команда выбора количества дорожек (команды 40 и 80).</text:p>
      <text:p text:style-name="P6"/>
      <text:p text:style-name="P8">2. <text:span text:style-name="T7">Добавленные</text:span><text:span text:style-name="T8"> </text:span><text:span text:style-name="T7">возможности</text:span><text:span text:style-name="T8">.</text:span></text:p>
      <text:p text:style-name="P5"/>
      <text:p text:style-name="P9"><text:span text:style-name="T8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10">K</text:span><text:span text:style-name="T8">» на </text:span><text:span text:style-name="T10">«L» </text:span><text:span text:style-name="T8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10">TR-DOS.</text:span><text:span text:style-name="T8"> В скобках </text:span><text:span text:style-name="T10">[ ] </text:span><text:span text:style-name="T8">указывается необязательный параметр. Отдельной обработки ошибок при вводе команд на данный момент нет, всегда выд</text:span><text:span text:style-name="T9">а</text:span><text:span text:style-name="T8">ется стандартное сообщение об ошибке.</text:span></text:p>
      <text:p text:style-name="P11">Полный список доступных команд:</text:p>
      <text:p text:style-name="P6"/>
      <text:p text:style-name="P14">.CD</text:p>
      <text:p text:style-name="P14">.CLRCMOS</text:p>
      <text:p text:style-name="P14">.DIR</text:p>
      <text:p text:style-name="P14">.DRIVE</text:p>
      <text:p text:style-name="P14">.HELP</text:p>
      <text:p text:style-name="P14">.MOUNT</text:p>
      <text:p text:style-name="P14">.UMOUNT</text:p>
      <text:p text:style-name="P14">.VER</text:p>
      <text:p text:style-name="P14">.VIRT</text:p>
      <text:p text:style-name="P11"/>
      <text:p text:style-name="P9"><text:span text:style-name="T8">Команда </text:span><text:span text:style-name="T7">.</text:span>VER<text:span text:style-name="T10"> </text:span><text:span text:style-name="T8">выводит на экран название </text:span><text:span text:style-name="T10">DOS, </text:span><text:span text:style-name="T8">версию и дату сборки. Данные для вывода берется из последних 8 байт ПЗУ самого </text:span><text:span text:style-name="T10">DOS.</text:span></text:p>
      <text:p text:style-name="P6"/>
      <text:p text:style-name="P4"><text:span text:style-name="T10">Команда </text:span>.<text:span text:style-name="T1">VIRT</text:span><text:span text:style-name="T2"> </text:span><text:span text:style-name="T1">[.X:]</text:span><text:span text:style-name="T2"> </text:span><text:span text:style-name="T10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10">Формат команды </text:span>.<text:span text:style-name="T1">VIRT X:</text:span><text:span text:style-name="T2"> </text:span><text:span text:style-name="T10">здесь </text:span><text:span text:style-name="T1">X</text:span><text:span text:style-name="T2"> </text:span><text:span text:style-name="T10">любая буква дисковода </text:span><text:span text:style-name="T2">A,B,C,D. </text:span><text:span text:style-name="T10">Наличие «:» после буквы диска обязательно.</text:span></text:p>
      <text:p text:style-name="P4"><text:span text:style-name="T10">Кроме возможности стандартного </text:span><text:span text:style-name="T2">TR-DOS </text:span><text:span text:style-name="T10">для смены диска командой </text:span>*<text:span text:style-name="T1">”X:”</text:span><text:span text:style-name="T2"> </text:span><text:span text:style-name="T10">где </text:span><text:span text:style-name="T1">X</text:span><text:span text:style-name="T2">-</text:span><text:span text:style-name="T10">любая буква </text:span><text:span text:style-name="T2">A...D </text:span><text:span text:style-name="T10">можно поменять дисковод командой </text:span>.<text:span text:style-name="T1">X:</text:span><text:span text:style-name="T2"> </text:span><text:span text:style-name="T10">подставив вместо </text:span><text:span text:style-name="T1">X</text:span><text:span text:style-name="T2"> </text:span><text:span text:style-name="T10">любую букву </text:span><text:span text:style-name="T2">A...D </text:span><text:span text:style-name="T10">для смены дисковода</text:span><text:span text:style-name="T2">, </text:span><text:span text:style-name="T10">а буквой </text:span><text:span text:style-name="T2">E </text:span><text:span text:style-name="T10">и далее сменить текущий раздел </text:span><text:span text:style-name="T2">FAT </text:span><text:span text:style-name="T10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2">, </text:span><text:span text:style-name="T10">при попытке переключиться на не найденный раздел будет выдана ошибка.</text:span></text:p>
      <text:p text:style-name="P6"/>
      <text:p text:style-name="P4"><text:span text:style-name="T10">Команда </text:span>.<text:span text:style-name="T1">DRIVE</text:span><text:span text:style-name="T2"> </text:span><text:span text:style-name="T10">показывает найденные разделы на </text:span><text:span text:style-name="T2">HDD </text:span><text:span text:style-name="T10">и </text:span><text:span text:style-name="T2">SD </text:span><text:span text:style-name="T10">картах. Первая присвоенная буква найденного раздела всегда </text:span><text:span text:style-name="T1">E</text:span><text:span text:style-name="T2">, </text:span><text:span text:style-name="T10">последняя зависит от количества найденных разделов. Отображается в виде </text:span><text:span text:style-name="T2">«</text:span><text:span text:style-name="T1">Drives: E-Z</text:span><text:span text:style-name="T2">».</text:span></text:p>
      <text:p text:style-name="P4"><text:span text:style-name="T10">Команда </text:span>.<text:span text:style-name="T1">DIR</text:span><text:span text:style-name="T2"> </text:span><text:span text:style-name="T1">[/L]</text:span><text:span text:style-name="T2"> </text:span><text:span text:style-name="T10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а длинными именами производится по ключу </text:span>/<text:span text:style-name="T1">L </text:span></text:p>
      <text:p text:style-name="P6"/>
      <text:p text:style-name="P6">Команда <text:span text:style-name="T11">.</text:span><text:span text:style-name="T3">CD </text:span><text:span text:style-name="T1"><text:s/></text:span>позволяет входит в директории или выходить в предыдущую. За одну команду можно перейти только на один уровень. Пример:</text:p>
      <text:p text:style-name="P6"><text:soft-page-break/></text:p>
      <text:p text:style-name="P6"><text:span text:style-name="T11">.</text:span><text:span text:style-name="T3">CD dirname</text:span><text:span text:style-name="T1"> – </text:span>войти в директорию <text:span text:style-name="T1">dirname</text:span></text:p>
      <text:p text:style-name="P6"><text:span text:style-name="T3">.CD ..</text:span><text:span text:style-name="T1"> - </text:span>перейти в предыдущую директорию </text:p>
      <text:p text:style-name="P6"/>
      <text:p text:style-name="P6">Команда <text:span text:style-name="T11">.</text:span><text:span text:style-name="T3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6"/>
      <text:p text:style-name="P4">.<text:span text:style-name="T1">MOUNT FILENAME.TRD B:</text:span></text:p>
      <text:p text:style-name="P10"/>
      <text:p text:style-name="P6">Расширение должно быть указанно обязательно, как и : после буквы монтируемого дисковода. </text:p>
      <text:p text:style-name="P6"/>
      <text:p text:style-name="P6">Команда <text:span text:style-name="T3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6"/>
      <text:p text:style-name="P7"><text:span text:style-name="T13">Команда </text:span><text:span text:style-name="T12">.</text:span><text:span text:style-name="T4">HELP</text:span><text:span text:style-name="T5"> </text:span><text:span text:style-name="T13">предназначана для вывода на экран списка доступных команд в данной версии.</text:span></text:p>
      <text:p text:style-name="P13"/>
      <text:p text:style-name="P7"><text:span text:style-name="T13">Команда </text:span><text:span text:style-name="T12">.</text:span><text:span text:style-name="T4">CLRCMOS</text:span><text:span text:style-name="T5"> </text:span><text:span text:style-name="T13">производит сброс ячеек содержащих необходимые настройки в состояние по умолчанию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4T00:34:10.79</meta:creation-date>
    <dc:date>2013-01-20T21:36:46.87</dc:date>
    <meta:editing-duration>P1DT7H4M17S</meta:editing-duration>
    <meta:editing-cycles>17</meta:editing-cycles>
    <meta:generator>LibreOffice/3.6$Windows_x86 LibreOffice_project/2ef5aff-a6fb0ff-166bdff-cf087ad-0f1389</meta:generator>
    <meta:document-statistic meta:table-count="0" meta:image-count="0" meta:object-count="0" meta:page-count="2" meta:paragraph-count="31" meta:word-count="464" meta:character-count="3318" meta:non-whitespace-character-count="2880"/>
  </office:meta>
</office:document-meta>
</file>